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800000218B6E2DF7F0E8961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Chilanka" svg:font-family="Chilanka" style:font-pitch="variable"/>
    <style:font-face style:name="Dhurjati" svg:font-family="Dhurjati" style:font-pitch="variable"/>
    <style:font-face style:name="Dyuthi" svg:font-family="Dyuthi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Chilanka" fo:font-size="82pt" officeooo:rsid="000ba4b0" officeooo:paragraph-rsid="000ba4b0" style:font-size-asian="71.75pt" style:font-size-complex="82pt"/>
    </style:style>
    <style:style style:name="P2" style:family="paragraph" style:parent-style-name="Text_20_body">
      <style:paragraph-properties fo:text-align="center" style:justify-single-word="false"/>
      <style:text-properties style:font-name="FreeMono" fo:font-size="40pt" officeooo:rsid="000ba4b0" officeooo:paragraph-rsid="000ba4b0" style:font-size-asian="40pt" style:font-size-complex="40pt"/>
    </style:style>
    <style:style style:name="P3" style:family="paragraph" style:parent-style-name="Text_20_body">
      <style:paragraph-properties fo:text-align="center" style:justify-single-word="false"/>
      <style:text-properties style:font-name="Dhurjati" fo:font-size="32pt" fo:font-style="italic" officeooo:rsid="000ba4b0" officeooo:paragraph-rsid="000ba4b0" style:font-size-asian="32pt" style:font-style-asian="italic" style:font-size-complex="32pt" style:font-style-complex="italic"/>
    </style:style>
    <style:style style:name="T1" style:family="text">
      <style:text-properties officeooo:rsid="000ba4b0"/>
    </style:style>
    <style:style style:name="T2" style:family="text">
      <style:text-properties style:font-name="Chilanka"/>
    </style:style>
    <style:style style:name="T3" style:family="text">
      <style:text-properties style:font-name="Chilanka" fo:font-size="82pt" style:font-size-asian="71.75pt" style:font-size-complex="82pt"/>
    </style:style>
    <style:style style:name="T4" style:family="text">
      <style:text-properties style:font-name="Chilanka" fo:font-size="82pt" officeooo:rsid="000ba4b0" style:font-size-asian="71.75pt" style:font-size-complex="82pt"/>
    </style:style>
    <style:style style:name="T5" style:family="text">
      <style:text-properties style:font-name="Chilanka" officeooo:rsid="000ba4b0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nd a tip</text:h>
      <text:p text:style-name="P2"><draw:frame draw:style-name="fr1" draw:name="Image1" text:anchor-type="char" svg:width="5.5835in" svg:height="5.5835in" draw:z-index="0"><draw:image xlink:href="Pictures/100000010000021800000218B6E2DF7F0E896179.png" xlink:type="simple" xlink:show="embed" xlink:actuate="onLoad" draw:mime-type="image/png"/></draw:frame>Minimum: <text:span text:style-name="T6">0.00000001</text:span>₿</text:p>
      <text:p text:style-name="P3">Secured by ProtonWalle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Chilanka" svg:font-family="Chilanka" style:font-pitch="variable"/>
    <style:font-face style:name="Dhurjati" svg:font-family="Dhurjati" style:font-pitch="variable"/>
    <style:font-face style:name="Dyuthi" svg:font-family="Dyuthi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21:45:12.305691203</meta:creation-date>
    <dc:date>2024-10-08T21:48:58.176605372</dc:date>
    <meta:editing-duration>PT3M46S</meta:editing-duration>
    <meta:editing-cycles>1</meta:editing-cycles>
    <meta:document-statistic meta:table-count="0" meta:image-count="1" meta:object-count="0" meta:page-count="1" meta:paragraph-count="3" meta:word-count="8" meta:character-count="53" meta:non-whitespace-character-count="48"/>
    <meta:generator>LibreOffice/7.3.7.2$Linux_X86_64 LibreOffice_project/30$Build-2</meta:generator>
  </office:meta>
</office:document-meta>
</file>